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>
            <text:p>色相</text:p>
          </table:table-cell>
          <table:table-cell office:value-type="string">
            <text:p>5R</text:p>
          </table:table-cell>
          <table:table-cell office:value-type="string">
            <text:p>10YR</text:p>
          </table:table-cell>
          <table:table-cell office:value-type="string">
            <text:p>10Y</text:p>
          </table:table-cell>
          <table:table-cell office:value-type="string">
            <text:p>5G</text:p>
          </table:table-cell>
          <table:table-cell office:value-type="string">
            <text:p>5BG</text:p>
          </table:table-cell>
          <table:table-cell office:value-type="string">
            <text:p>10B</text:p>
          </table:table-cell>
          <table:table-cell office:value-type="string">
            <text:p>10PB</text:p>
          </table:table-cell>
          <table:table-cell office:value-type="string">
            <text:p>5RP</text:p>
          </table:table-cell>
          <table:table-cell/>
        </table:table-row>
        <table:table-row table:style-name="ro2">
          <table:table-cell office:value-type="string">
            <text:p>彩度Max時明度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指定彩度Max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明度下半分点</text:p>
          </table:table-cell>
          <table:table-cell table:formula="of:=[.B2]-ROUND(([.B$2]-2)/2)" office:value-type="float" office:value="3">
            <text:p>3</text:p>
          </table:table-cell>
          <table:table-cell table:formula="of:=[.C2]-ROUND(([.C$2]-2)/2)" office:value-type="float" office:value="4">
            <text:p>4</text:p>
          </table:table-cell>
          <table:table-cell table:formula="of:=[.D2]-ROUND(([.D$2]-2)/2)" office:value-type="float" office:value="5">
            <text:p>5</text:p>
          </table:table-cell>
          <table:table-cell table:formula="of:=[.E2]-ROUND(([.E$2]-2)/2)" office:value-type="float" office:value="4">
            <text:p>4</text:p>
          </table:table-cell>
          <table:table-cell table:formula="of:=[.F2]-ROUND(([.F$2]-2)/2)" office:value-type="float" office:value="4">
            <text:p>4</text:p>
          </table:table-cell>
          <table:table-cell table:formula="of:=[.G2]-ROUND(([.G$2]-2)/2)" office:value-type="float" office:value="4">
            <text:p>4</text:p>
          </table:table-cell>
          <table:table-cell table:formula="of:=[.H2]-ROUND(([.H$2]-2)/2)" office:value-type="float" office:value="3">
            <text:p>3</text:p>
          </table:table-cell>
          <table:table-cell table:formula="of:=[.I2]-ROUND(([.I$2]-2)/2)"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明度上半分点</text:p>
          </table:table-cell>
          <table:table-cell table:formula="of:=[.B2]+ROUND((9-[.B$2])/2)" office:value-type="float" office:value="7">
            <text:p>7</text:p>
          </table:table-cell>
          <table:table-cell table:formula="of:=[.C2]+ROUND((9-[.C$2])/2)" office:value-type="float" office:value="8">
            <text:p>8</text:p>
          </table:table-cell>
          <table:table-cell table:formula="of:=[.D2]+ROUND((9-[.D$2])/2)" office:value-type="float" office:value="9">
            <text:p>9</text:p>
          </table:table-cell>
          <table:table-cell table:formula="of:=[.E2]+ROUND((9-[.E$2])/2)" office:value-type="float" office:value="8">
            <text:p>8</text:p>
          </table:table-cell>
          <table:table-cell table:formula="of:=[.F2]+ROUND((9-[.F$2])/2)" office:value-type="float" office:value="8">
            <text:p>8</text:p>
          </table:table-cell>
          <table:table-cell table:formula="of:=[.G2]+ROUND((9-[.G$2])/2)" office:value-type="float" office:value="8">
            <text:p>8</text:p>
          </table:table-cell>
          <table:table-cell table:formula="of:=[.H2]+ROUND((9-[.H$2])/2)" office:value-type="float" office:value="7">
            <text:p>7</text:p>
          </table:table-cell>
          <table:table-cell table:formula="of:=[.I2]+ROUND((9-[.I$2])/2)" office:value-type="float" office:value="7">
            <text:p>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彩度単位</text:p>
          </table:table-cell>
          <table:table-cell table:formula="of:=([.B3]-3)/3" office:value-type="float" office:value="4.33333333333333">
            <text:p>4.3333333333</text:p>
          </table:table-cell>
          <table:table-cell table:formula="of:=([.C3]-3)/3" office:value-type="float" office:value="3">
            <text:p>3</text:p>
          </table:table-cell>
          <table:table-cell table:formula="of:=([.D3]-3)/3" office:value-type="float" office:value="3">
            <text:p>3</text:p>
          </table:table-cell>
          <table:table-cell table:formula="of:=([.E3]-3)/3" office:value-type="float" office:value="2.33333333333333">
            <text:p>2.3333333333</text:p>
          </table:table-cell>
          <table:table-cell table:formula="of:=([.F3]-3)/3" office:value-type="float" office:value="1.66666666666667">
            <text:p>1.6666666667</text:p>
          </table:table-cell>
          <table:table-cell table:formula="of:=([.G3]-3)/3" office:value-type="float" office:value="2.33333333333333">
            <text:p>2.3333333333</text:p>
          </table:table-cell>
          <table:table-cell table:formula="of:=([.H3]-3)/3" office:value-type="float" office:value="4.33333333333333">
            <text:p>4.3333333333</text:p>
          </table:table-cell>
          <table:table-cell table:formula="of:=([.I3]-3)/3" office:value-type="float" office:value="3.66666666666667">
            <text:p>3.6666666667</text:p>
          </table:table-cell>
          <table:table-cell/>
        </table:table-row>
        <table:table-row table:style-name="ro2">
          <table:table-cell office:value-type="string">
            <text:p>彩度1/3点</text:p>
          </table:table-cell>
          <table:table-cell table:formula="of:=3+ROUND([.B8])" office:value-type="float" office:value="7">
            <text:p>7</text:p>
          </table:table-cell>
          <table:table-cell table:formula="of:=3+ROUND([.C8])" office:value-type="float" office:value="6">
            <text:p>6</text:p>
          </table:table-cell>
          <table:table-cell table:formula="of:=3+ROUND([.D8])" office:value-type="float" office:value="6">
            <text:p>6</text:p>
          </table:table-cell>
          <table:table-cell table:formula="of:=3+ROUND([.E8])" office:value-type="float" office:value="5">
            <text:p>5</text:p>
          </table:table-cell>
          <table:table-cell table:formula="of:=3+ROUND([.F8])" office:value-type="float" office:value="5">
            <text:p>5</text:p>
          </table:table-cell>
          <table:table-cell table:formula="of:=3+ROUND([.G8])" office:value-type="float" office:value="5">
            <text:p>5</text:p>
          </table:table-cell>
          <table:table-cell table:formula="of:=3+ROUND([.H8])" office:value-type="float" office:value="7">
            <text:p>7</text:p>
          </table:table-cell>
          <table:table-cell table:formula="of:=3+ROUND([.I8])" office:value-type="float" office:value="7">
            <text:p>7</text:p>
          </table:table-cell>
          <table:table-cell/>
        </table:table-row>
        <table:table-row table:style-name="ro2">
          <table:table-cell office:value-type="string">
            <text:p>彩度2/3点</text:p>
          </table:table-cell>
          <table:table-cell table:formula="of:=3+ROUND([.B8]*2)" office:value-type="float" office:value="12">
            <text:p>12</text:p>
          </table:table-cell>
          <table:table-cell table:formula="of:=3+ROUND([.C8]*2)" office:value-type="float" office:value="9">
            <text:p>9</text:p>
          </table:table-cell>
          <table:table-cell table:formula="of:=3+ROUND([.D8]*2)" office:value-type="float" office:value="9">
            <text:p>9</text:p>
          </table:table-cell>
          <table:table-cell table:formula="of:=3+ROUND([.E8]*2)" office:value-type="float" office:value="8">
            <text:p>8</text:p>
          </table:table-cell>
          <table:table-cell table:formula="of:=3+ROUND([.F8]*2)" office:value-type="float" office:value="6">
            <text:p>6</text:p>
          </table:table-cell>
          <table:table-cell table:formula="of:=3+ROUND([.G8]*2)" office:value-type="float" office:value="8">
            <text:p>8</text:p>
          </table:table-cell>
          <table:table-cell table:formula="of:=3+ROUND([.H8]*2)" office:value-type="float" office:value="12">
            <text:p>12</text:p>
          </table:table-cell>
          <table:table-cell table:formula="of:=3+ROUND([.I8]*2)" office:value-type="float" office:value="10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N 1.5</text:p>
          </table:table-cell>
          <table:table-cell office:value-type="string">
            <text:p>N 3</text:p>
          </table:table-cell>
          <table:table-cell office:value-type="string">
            <text:p>N 4.5</text:p>
          </table:table-cell>
          <table:table-cell office:value-type="string">
            <text:p>N 6</text:p>
          </table:table-cell>
          <table:table-cell office:value-type="string">
            <text:p>N 7.5</text:p>
          </table:table-cell>
          <table:table-cell office:value-type="string">
            <text:p>N 9</text:p>
          </table:table-cell>
          <table:table-cell office:value-type="string">
            <text:p>White</text:p>
          </table:table-cell>
          <table:table-cell office:value-type="string">
            <text:p>←一番上は無彩色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$1] &amp; &quot; 2/3&quot;" office:value-type="string" office:string-value="5R 2/3">
            <text:p>5R 2/3</text:p>
          </table:table-cell>
          <table:table-cell table:formula="of:=[.C$1] &amp; &quot; 2/3&quot;" office:value-type="string" office:string-value="10YR 2/3">
            <text:p>10YR 2/3</text:p>
          </table:table-cell>
          <table:table-cell table:formula="of:=[.D$1] &amp; &quot; 2/3&quot;" office:value-type="string" office:string-value="10Y 2/3">
            <text:p>10Y 2/3</text:p>
          </table:table-cell>
          <table:table-cell table:formula="of:=[.E$1] &amp; &quot; 2/3&quot;" office:value-type="string" office:string-value="5G 2/3">
            <text:p>5G 2/3</text:p>
          </table:table-cell>
          <table:table-cell table:formula="of:=[.F$1] &amp; &quot; 2/3&quot;" office:value-type="string" office:string-value="5BG 2/3">
            <text:p>5BG 2/3</text:p>
          </table:table-cell>
          <table:table-cell table:formula="of:=[.G$1] &amp; &quot; 2/3&quot;" office:value-type="string" office:string-value="10B 2/3">
            <text:p>10B 2/3</text:p>
          </table:table-cell>
          <table:table-cell table:formula="of:=[.H$1] &amp; &quot; 2/3&quot;" office:value-type="string" office:string-value="10PB 2/3">
            <text:p>10PB 2/3</text:p>
          </table:table-cell>
          <table:table-cell table:formula="of:=[.I$1] &amp; &quot; 2/3&quot;" office:value-type="string" office:string-value="5RP 2/3">
            <text:p>5RP 2/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.B$1] &amp; &quot; &quot; &amp; [.B$5] &amp; &quot;/&quot; &amp; [.B$10]" office:value-type="string" office:string-value="5R 3/12">
            <text:p>5R 3/12</text:p>
          </table:table-cell>
          <table:table-cell table:formula="of:=[.C$1] &amp; &quot; &quot; &amp; [.C$5] &amp; &quot;/&quot; &amp; [.C$10]" office:value-type="string" office:string-value="10YR 4/9">
            <text:p>10YR 4/9</text:p>
          </table:table-cell>
          <table:table-cell table:formula="of:=[.D$1] &amp; &quot; &quot; &amp; [.D$5] &amp; &quot;/&quot; &amp; [.D$10]" office:value-type="string" office:string-value="10Y 5/9">
            <text:p>10Y 5/9</text:p>
          </table:table-cell>
          <table:table-cell table:formula="of:=[.E$1] &amp; &quot; &quot; &amp; [.E$5] &amp; &quot;/&quot; &amp; [.E$10]" office:value-type="string" office:string-value="5G 4/8">
            <text:p>5G 4/8</text:p>
          </table:table-cell>
          <table:table-cell table:formula="of:=[.F$1] &amp; &quot; &quot; &amp; [.F$5] &amp; &quot;/&quot; &amp; [.F$10]" office:value-type="string" office:string-value="5BG 4/6">
            <text:p>5BG 4/6</text:p>
          </table:table-cell>
          <table:table-cell table:formula="of:=[.G$1] &amp; &quot; &quot; &amp; [.G$5] &amp; &quot;/&quot; &amp; [.G$10]" office:value-type="string" office:string-value="10B 4/8">
            <text:p>10B 4/8</text:p>
          </table:table-cell>
          <table:table-cell table:formula="of:=[.H$1] &amp; &quot; &quot; &amp; [.H$5] &amp; &quot;/&quot; &amp; [.H$10]" office:value-type="string" office:string-value="10PB 3/12">
            <text:p>10PB 3/12</text:p>
          </table:table-cell>
          <table:table-cell table:formula="of:=[.I$1] &amp; &quot; &quot; &amp; [.I$5] &amp; &quot;/&quot; &amp; [.I$10]" office:value-type="string" office:string-value="5RP 3/10">
            <text:p>5RP 3/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$1] &amp; &quot; &quot; &amp; [.B$5] &amp; &quot;/&quot; &amp; [.B$9]" office:value-type="string" office:string-value="5R 3/7">
            <text:p>5R 3/7</text:p>
          </table:table-cell>
          <table:table-cell table:formula="of:=[.C$1] &amp; &quot; &quot; &amp; [.C$5] &amp; &quot;/&quot; &amp; [.C$9]" office:value-type="string" office:string-value="10YR 4/6">
            <text:p>10YR 4/6</text:p>
          </table:table-cell>
          <table:table-cell table:formula="of:=[.D$1] &amp; &quot; &quot; &amp; [.D$5] &amp; &quot;/&quot; &amp; [.D$9]" office:value-type="string" office:string-value="10Y 5/6">
            <text:p>10Y 5/6</text:p>
          </table:table-cell>
          <table:table-cell table:formula="of:=[.E$1] &amp; &quot; &quot; &amp; [.E$5] &amp; &quot;/&quot; &amp; [.E$9]" office:value-type="string" office:string-value="5G 4/5">
            <text:p>5G 4/5</text:p>
          </table:table-cell>
          <table:table-cell table:formula="of:=[.F$1] &amp; &quot; &quot; &amp; [.F$5] &amp; &quot;/&quot; &amp; [.F$9]" office:value-type="string" office:string-value="5BG 4/5">
            <text:p>5BG 4/5</text:p>
          </table:table-cell>
          <table:table-cell table:formula="of:=[.G$1] &amp; &quot; &quot; &amp; [.G$5] &amp; &quot;/&quot; &amp; [.G$9]" office:value-type="string" office:string-value="10B 4/5">
            <text:p>10B 4/5</text:p>
          </table:table-cell>
          <table:table-cell table:formula="of:=[.H$1] &amp; &quot; &quot; &amp; [.H$5] &amp; &quot;/&quot; &amp; [.H$9]" office:value-type="string" office:string-value="10PB 3/7">
            <text:p>10PB 3/7</text:p>
          </table:table-cell>
          <table:table-cell table:formula="of:=[.I$1] &amp; &quot; &quot; &amp; [.I$5] &amp; &quot;/&quot; &amp; [.I$9]" office:value-type="string" office:string-value="5RP 3/7">
            <text:p>5RP 3/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B$1] &amp; &quot; &quot; &amp; [.B$2] &amp; &quot;/&quot; &amp; [.B$3]" office:value-type="string" office:string-value="5R 5/16">
            <text:p>5R 5/16</text:p>
          </table:table-cell>
          <table:table-cell table:formula="of:=[.C$1] &amp; &quot; &quot; &amp; [.C$2] &amp; &quot;/&quot; &amp; [.C$3]" office:value-type="string" office:string-value="10YR 7/12">
            <text:p>10YR 7/12</text:p>
          </table:table-cell>
          <table:table-cell table:formula="of:=[.D$1] &amp; &quot; &quot; &amp; [.D$2] &amp; &quot;/&quot; &amp; [.D$3]" office:value-type="string" office:string-value="10Y 8/12">
            <text:p>10Y 8/12</text:p>
          </table:table-cell>
          <table:table-cell table:formula="of:=[.E$1] &amp; &quot; &quot; &amp; [.E$2] &amp; &quot;/&quot; &amp; [.E$3]" office:value-type="string" office:string-value="5G 7/10">
            <text:p>5G 7/10</text:p>
          </table:table-cell>
          <table:table-cell table:formula="of:=[.F$1] &amp; &quot; &quot; &amp; [.F$2] &amp; &quot;/&quot; &amp; [.F$3]" office:value-type="string" office:string-value="5BG 7/8">
            <text:p>5BG 7/8</text:p>
          </table:table-cell>
          <table:table-cell table:formula="of:=[.G$1] &amp; &quot; &quot; &amp; [.G$2] &amp; &quot;/&quot; &amp; [.G$3]" office:value-type="string" office:string-value="10B 6/10">
            <text:p>10B 6/10</text:p>
          </table:table-cell>
          <table:table-cell table:formula="of:=[.H$1] &amp; &quot; &quot; &amp; [.H$2] &amp; &quot;/&quot; &amp; [.H$3]" office:value-type="string" office:string-value="10PB 5/16">
            <text:p>10PB 5/16</text:p>
          </table:table-cell>
          <table:table-cell table:formula="of:=[.I$1] &amp; &quot; &quot; &amp; [.I$2] &amp; &quot;/&quot; &amp; [.I$3]" office:value-type="string" office:string-value="5RP 5/14">
            <text:p>5RP 5/1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B$1] &amp; &quot; &quot; &amp; [.B$2] &amp; &quot;/&quot; &amp; [.B$10]" office:value-type="string" office:string-value="5R 5/12">
            <text:p>5R 5/12</text:p>
          </table:table-cell>
          <table:table-cell table:formula="of:=[.C$1] &amp; &quot; &quot; &amp; [.C$2] &amp; &quot;/&quot; &amp; [.C$10]" office:value-type="string" office:string-value="10YR 7/9">
            <text:p>10YR 7/9</text:p>
          </table:table-cell>
          <table:table-cell table:formula="of:=[.D$1] &amp; &quot; &quot; &amp; [.D$2] &amp; &quot;/&quot; &amp; [.D$10]" office:value-type="string" office:string-value="10Y 8/9">
            <text:p>10Y 8/9</text:p>
          </table:table-cell>
          <table:table-cell table:formula="of:=[.E$1] &amp; &quot; &quot; &amp; [.E$2] &amp; &quot;/&quot; &amp; [.E$10]" office:value-type="string" office:string-value="5G 7/8">
            <text:p>5G 7/8</text:p>
          </table:table-cell>
          <table:table-cell table:formula="of:=[.F$1] &amp; &quot; &quot; &amp; [.F$2] &amp; &quot;/&quot; &amp; [.F$10]" office:value-type="string" office:string-value="5BG 7/6">
            <text:p>5BG 7/6</text:p>
          </table:table-cell>
          <table:table-cell table:formula="of:=[.G$1] &amp; &quot; &quot; &amp; [.G$2] &amp; &quot;/&quot; &amp; [.G$10]" office:value-type="string" office:string-value="10B 6/8">
            <text:p>10B 6/8</text:p>
          </table:table-cell>
          <table:table-cell table:formula="of:=[.H$1] &amp; &quot; &quot; &amp; [.H$2] &amp; &quot;/&quot; &amp; [.H$10]" office:value-type="string" office:string-value="10PB 5/12">
            <text:p>10PB 5/12</text:p>
          </table:table-cell>
          <table:table-cell table:formula="of:=[.I$1] &amp; &quot; &quot; &amp; [.I$2] &amp; &quot;/&quot; &amp; [.I$10]" office:value-type="string" office:string-value="5RP 5/10">
            <text:p>5RP 5/1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B$1] &amp; &quot; &quot; &amp; [.B$2] &amp; &quot;/&quot; &amp; [.B$9]" office:value-type="string" office:string-value="5R 5/7">
            <text:p>5R 5/7</text:p>
          </table:table-cell>
          <table:table-cell table:formula="of:=[.C$1] &amp; &quot; &quot; &amp; [.C$2] &amp; &quot;/&quot; &amp; [.C$9]" office:value-type="string" office:string-value="10YR 7/6">
            <text:p>10YR 7/6</text:p>
          </table:table-cell>
          <table:table-cell table:formula="of:=[.D$1] &amp; &quot; &quot; &amp; [.D$2] &amp; &quot;/&quot; &amp; [.D$9]" office:value-type="string" office:string-value="10Y 8/6">
            <text:p>10Y 8/6</text:p>
          </table:table-cell>
          <table:table-cell table:formula="of:=[.E$1] &amp; &quot; &quot; &amp; [.E$2] &amp; &quot;/&quot; &amp; [.E$9]" office:value-type="string" office:string-value="5G 7/5">
            <text:p>5G 7/5</text:p>
          </table:table-cell>
          <table:table-cell table:formula="of:=[.F$1] &amp; &quot; &quot; &amp; [.F$2] &amp; &quot;/&quot; &amp; [.F$9]" office:value-type="string" office:string-value="5BG 7/5">
            <text:p>5BG 7/5</text:p>
          </table:table-cell>
          <table:table-cell table:formula="of:=[.G$1] &amp; &quot; &quot; &amp; [.G$2] &amp; &quot;/&quot; &amp; [.G$9]" office:value-type="string" office:string-value="10B 6/5">
            <text:p>10B 6/5</text:p>
          </table:table-cell>
          <table:table-cell table:formula="of:=[.H$1] &amp; &quot; &quot; &amp; [.H$2] &amp; &quot;/&quot; &amp; [.H$9]" office:value-type="string" office:string-value="10PB 5/7">
            <text:p>10PB 5/7</text:p>
          </table:table-cell>
          <table:table-cell table:formula="of:=[.I$1] &amp; &quot; &quot; &amp; [.I$2] &amp; &quot;/&quot; &amp; [.I$9]" office:value-type="string" office:string-value="5RP 5/7">
            <text:p>5RP 5/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B$1] &amp; &quot; &quot; &amp; [.B$6] &amp; &quot;/&quot; &amp; [.B$10]" office:value-type="string" office:string-value="5R 7/12">
            <text:p>5R 7/12</text:p>
          </table:table-cell>
          <table:table-cell table:formula="of:=[.C$1] &amp; &quot; &quot; &amp; [.C$6] &amp; &quot;/&quot; &amp; [.C$10]" office:value-type="string" office:string-value="10YR 8/9">
            <text:p>10YR 8/9</text:p>
          </table:table-cell>
          <table:table-cell table:formula="of:=[.D$1] &amp; &quot; &quot; &amp; [.D$6] &amp; &quot;/&quot; &amp; [.D$10]" office:value-type="string" office:string-value="10Y 9/9">
            <text:p>10Y 9/9</text:p>
          </table:table-cell>
          <table:table-cell table:formula="of:=[.E$1] &amp; &quot; &quot; &amp; [.E$6] &amp; &quot;/&quot; &amp; [.E$10]" office:value-type="string" office:string-value="5G 8/8">
            <text:p>5G 8/8</text:p>
          </table:table-cell>
          <table:table-cell table:formula="of:=[.F$1] &amp; &quot; &quot; &amp; [.F$6] &amp; &quot;/&quot; &amp; [.F$10]" office:value-type="string" office:string-value="5BG 8/6">
            <text:p>5BG 8/6</text:p>
          </table:table-cell>
          <table:table-cell table:formula="of:=[.G$1] &amp; &quot; &quot; &amp; [.G$6] &amp; &quot;/&quot; &amp; [.G$10]" office:value-type="string" office:string-value="10B 8/8">
            <text:p>10B 8/8</text:p>
          </table:table-cell>
          <table:table-cell table:formula="of:=[.H$1] &amp; &quot; &quot; &amp; [.H$6] &amp; &quot;/&quot; &amp; [.H$10]" office:value-type="string" office:string-value="10PB 7/12">
            <text:p>10PB 7/12</text:p>
          </table:table-cell>
          <table:table-cell table:formula="of:=[.I$1] &amp; &quot; &quot; &amp; [.I$6] &amp; &quot;/&quot; &amp; [.I$10]" office:value-type="string" office:string-value="5RP 7/10">
            <text:p>5RP 7/1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.B$1] &amp; &quot; &quot; &amp; [.B$6] &amp; &quot;/&quot; &amp; [.B$9]" office:value-type="string" office:string-value="5R 7/7">
            <text:p>5R 7/7</text:p>
          </table:table-cell>
          <table:table-cell table:formula="of:=[.C$1] &amp; &quot; &quot; &amp; [.C$6] &amp; &quot;/&quot; &amp; [.C$9]" office:value-type="string" office:string-value="10YR 8/6">
            <text:p>10YR 8/6</text:p>
          </table:table-cell>
          <table:table-cell table:formula="of:=[.D$1] &amp; &quot; &quot; &amp; [.D$6] &amp; &quot;/&quot; &amp; [.D$9]" office:value-type="string" office:string-value="10Y 9/6">
            <text:p>10Y 9/6</text:p>
          </table:table-cell>
          <table:table-cell table:formula="of:=[.E$1] &amp; &quot; &quot; &amp; [.E$6] &amp; &quot;/&quot; &amp; [.E$9]" office:value-type="string" office:string-value="5G 8/5">
            <text:p>5G 8/5</text:p>
          </table:table-cell>
          <table:table-cell table:formula="of:=[.F$1] &amp; &quot; &quot; &amp; [.F$6] &amp; &quot;/&quot; &amp; [.F$9]" office:value-type="string" office:string-value="5BG 8/5">
            <text:p>5BG 8/5</text:p>
          </table:table-cell>
          <table:table-cell table:formula="of:=[.G$1] &amp; &quot; &quot; &amp; [.G$6] &amp; &quot;/&quot; &amp; [.G$9]" office:value-type="string" office:string-value="10B 8/5">
            <text:p>10B 8/5</text:p>
          </table:table-cell>
          <table:table-cell table:formula="of:=[.H$1] &amp; &quot; &quot; &amp; [.H$6] &amp; &quot;/&quot; &amp; [.H$9]" office:value-type="string" office:string-value="10PB 7/7">
            <text:p>10PB 7/7</text:p>
          </table:table-cell>
          <table:table-cell table:formula="of:=[.I$1] &amp; &quot; &quot; &amp; [.I$6] &amp; &quot;/&quot; &amp; [.I$9]" office:value-type="string" office:string-value="5RP 7/7">
            <text:p>5RP 7/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.B$1] &amp; &quot; 9/3&quot;" office:value-type="string" office:string-value="5R 9/3">
            <text:p>5R 9/3</text:p>
          </table:table-cell>
          <table:table-cell table:formula="of:=[.C$1] &amp; &quot; 9/3&quot;" office:value-type="string" office:string-value="10YR 9/3">
            <text:p>10YR 9/3</text:p>
          </table:table-cell>
          <table:table-cell table:formula="of:=[.D$1] &amp; &quot; 9/3&quot;" office:value-type="string" office:string-value="10Y 9/3">
            <text:p>10Y 9/3</text:p>
          </table:table-cell>
          <table:table-cell table:formula="of:=[.E$1] &amp; &quot; 9/3&quot;" office:value-type="string" office:string-value="5G 9/3">
            <text:p>5G 9/3</text:p>
          </table:table-cell>
          <table:table-cell table:formula="of:=[.F$1] &amp; &quot; 9/3&quot;" office:value-type="string" office:string-value="5BG 9/3">
            <text:p>5BG 9/3</text:p>
          </table:table-cell>
          <table:table-cell table:formula="of:=[.G$1] &amp; &quot; 9/3&quot;" office:value-type="string" office:string-value="10B 9/3">
            <text:p>10B 9/3</text:p>
          </table:table-cell>
          <table:table-cell table:formula="of:=[.H$1] &amp; &quot; 9/3&quot;" office:value-type="string" office:string-value="10PB 9/3">
            <text:p>10PB 9/3</text:p>
          </table:table-cell>
          <table:table-cell table:formula="of:=[.I$1] &amp; &quot; 9/3&quot;" office:value-type="string" office:string-value="5RP 9/3">
            <text:p>5RP 9/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→テキストエディタに貼りつけてタブを改行に変換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00/00/00</text:date>, <text:time style:data-style-name="N2" text:time-value="0000-00-00T23:13:56.8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0T23:44:51.98</meta:creation-date>
    <dc:date>2013-03-11T23:18:02.36</dc:date>
    <meta:editing-duration>PT2H2M44S</meta:editing-duration>
    <meta:editing-cycles>17</meta:editing-cycles>
    <meta:generator>LibreOffice/4.0.0.3$Windows_x86 LibreOffice_project/7545bee9c2a0782548772a21bc84a9dcc583b89</meta:generator>
    <meta:document-statistic meta:table-count="1" meta:cell-count="163" meta:object-count="0"/>
  </office:meta>
</office:document-meta>
</file>